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PORT00</text:p>
      <text:p text:style-name="Standard"/>
      <text:p text:style-name="Standard">This device reads one of two 8-bit words each set by <text:s/>a DIP-switch. It requires an external AC input stepped down to 10 V or so, and connection to external filter capacitors. Voltage rectification and regulation are done on board. The device interfaces to a computer parallel port for readout through a DB25 port. EPP Data Read Cycles are used to deliver one of the two 8-bit words. Select of which word</text:p>
      <text:p text:style-name="Standard">is determined by a preceding EPP Address Read Cycle.</text:p>
      <text:p text:style-name="Standard"/>
      <text:p text:style-name="Standard">The layout fits on a 3” x 5” prototype board with 0.100” hole spacing. The DB25 is installed using a DB25 to 0.100” breakout board. Currently, this is procured by <text:a xlink:type="simple" xlink:href="http://www.winfordeng.com/">www.winfordeng.com</text:a>.</text:p>
      <text:p text:style-name="Standard"/>
      <text:p text:style-name="Standard">Note that the DB25 shown on the pcb layout is that of a Female so the pins numbering is upside dow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6T07:40:50</meta:creation-date>
    <dc:date>2010-07-09T14:48:58</dc:date>
    <meta:editing-duration>PT79H08M10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5" meta:word-count="134" meta:character-count="744"/>
  </office:meta>
</office:document-meta>
</file>